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89.55pt"/>
    </style:style>
    <style:style style:name="co5" style:family="table-column">
      <style:table-column-properties fo:break-before="auto" style:column-width="102.4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imension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2" table:number-columns-repeated="1019" table:default-cell-style-name="ce10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Fields_sciences</text:p>
          </table:table-cell>
          <table:table-cell office:value-type="string" calcext:value-type="string">
            <text:p>Sum_dataset</text:p>
          </table:table-cell>
          <table:table-cell office:value-type="string" calcext:value-type="string">
            <text:p>Sum_pub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Earth Sciences</text:p>
          </table:table-cell>
          <table:table-cell table:style-name="ce11" office:value-type="float" office:value="24964" calcext:value-type="float">
            <text:p>24,964</text:p>
          </table:table-cell>
          <table:table-cell table:style-name="ce12" office:value-type="float" office:value="1952207" calcext:value-type="float">
            <text:p>1,952,207</text:p>
          </table:table-cell>
          <table:table-cell table:style-name="ce13" table:formula="of:=[.D2]/[.E2]" office:value-type="float" office:value="0.0127875783664335" calcext:value-type="float">
            <text:p>0.013</text:p>
          </table:table-cell>
          <table:table-cell office:value-type="string" calcext:value-type="string">
            <text:p>https://app.dimensions.ai/discover/data_set?and_facet_for=2204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Physical sciences</text:p>
          </table:table-cell>
          <table:table-cell table:style-name="ce11" office:value-type="float" office:value="16375" calcext:value-type="float">
            <text:p>16,375</text:p>
          </table:table-cell>
          <table:table-cell table:style-name="ce11" office:value-type="float" office:value="5889770" calcext:value-type="float">
            <text:p>5,889,770</text:p>
          </table:table-cell>
          <table:table-cell table:style-name="ce13" table:formula="of:=[.D3]/[.E3]" office:value-type="float" office:value="0.00278024438984884" calcext:value-type="float">
            <text:p>0.003</text:p>
          </table:table-cell>
          <table:table-cell office:value-type="string" calcext:value-type="string">
            <text:p>https://app.dimensions.ai/discover/data_set?and_facet_for=2202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Engineering</text:p>
          </table:table-cell>
          <table:table-cell table:style-name="ce11" office:value-type="float" office:value="23606" calcext:value-type="float">
            <text:p>23,606</text:p>
          </table:table-cell>
          <table:table-cell table:style-name="ce11" office:value-type="float" office:value="11531784" calcext:value-type="float">
            <text:p>11,531,784</text:p>
          </table:table-cell>
          <table:table-cell table:style-name="ce13" table:formula="of:=[.D4]/[.E4]" office:value-type="float" office:value="0.00204703799516189" calcext:value-type="float">
            <text:p>0.002</text:p>
          </table:table-cell>
          <table:table-cell office:value-type="string" calcext:value-type="string">
            <text:p>https://app.dimensions.ai/discover/data_set?and_facet_for=2209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Information and computing sciences</text:p>
          </table:table-cell>
          <table:table-cell table:style-name="ce11" office:value-type="float" office:value="26824" calcext:value-type="float">
            <text:p>26,824</text:p>
          </table:table-cell>
          <table:table-cell table:style-name="ce11" office:value-type="float" office:value="4717245" calcext:value-type="float">
            <text:p>4,717,245</text:p>
          </table:table-cell>
          <table:table-cell table:style-name="ce13" table:formula="of:=[.D5]/[.E5]" office:value-type="float" office:value="0.00568636990446754" calcext:value-type="float">
            <text:p>0.006</text:p>
          </table:table-cell>
          <table:table-cell office:value-type="string" calcext:value-type="string">
            <text:p>https://app.dimensions.ai/discover/data_set?and_facet_for=2208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Studies in human society</text:p>
          </table:table-cell>
          <table:table-cell table:style-name="ce11" office:value-type="float" office:value="8429" calcext:value-type="float">
            <text:p>8,429</text:p>
          </table:table-cell>
          <table:table-cell table:style-name="ce11" office:value-type="float" office:value="3140361" calcext:value-type="float">
            <text:p>3,140,361</text:p>
          </table:table-cell>
          <table:table-cell table:style-name="ce13" table:formula="of:=[.D6]/[.E6]" office:value-type="float" office:value="0.00268408632001225" calcext:value-type="float">
            <text:p>0.003</text:p>
          </table:table-cell>
          <table:table-cell office:value-type="string" calcext:value-type="string">
            <text:p>https://app.dimensions.ai/discover/data_set?and_facet_for=2216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 table:number-rows-repeated="6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s" table:style-name="ta1">
        <table:table-column table:style-name="co2" table:number-columns-repeated="1024" table:default-cell-style-name="ce10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Field_sciences</text:p>
          </table:table-cell>
          <table:table-cell office:value-type="string" calcext:value-type="string">
            <text:p>Sum_data</text:p>
          </table:table-cell>
          <table:table-cell office:value-type="string" calcext:value-type="string">
            <text:p>Works_cit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Geology</text:p>
          </table:table-cell>
          <table:table-cell table:style-name="ce5" office:value-type="float" office:value="6167" calcext:value-type="float">
            <text:p>6,167.00</text:p>
          </table:table-cell>
          <table:table-cell table:style-name="ce5" office:value-type="float" office:value="177" calcext:value-type="float">
            <text:p>177.00</text:p>
          </table:table-cell>
          <table:table-cell table:style-name="ce5" table:formula="of:=[.E2]/[.D2]" office:value-type="float" office:value="0.0287011512891195" calcext:value-type="float">
            <text:p>0.03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Geology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Hydrology</text:p>
          </table:table-cell>
          <table:table-cell table:style-name="ce5" office:value-type="float" office:value="1847" calcext:value-type="float">
            <text:p>1,847.00</text:p>
          </table:table-cell>
          <table:table-cell table:style-name="ce5" office:value-type="float" office:value="92" calcext:value-type="float">
            <text:p>92.00</text:p>
          </table:table-cell>
          <table:table-cell table:style-name="ce5" table:formula="of:=[.E3]/[.D3]" office:value-type="float" office:value="0.0498105035192204" calcext:value-type="float">
            <text:p>0.05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Hydrology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sychology</text:p>
          </table:table-cell>
          <table:table-cell table:style-name="ce5" office:value-type="float" office:value="35119" calcext:value-type="float">
            <text:p>35,119.00</text:p>
          </table:table-cell>
          <table:table-cell table:style-name="ce5" office:value-type="float" office:value="2153" calcext:value-type="float">
            <text:p>2,153.00</text:p>
          </table:table-cell>
          <table:table-cell table:style-name="ce5" table:formula="of:=[.E4]/[.D4]" office:value-type="float" office:value="0.061305845838435" calcext:value-type="float">
            <text:p>0.06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Psychology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Medicine</text:p>
          </table:table-cell>
          <table:table-cell table:style-name="ce5" office:value-type="float" office:value="22656" calcext:value-type="float">
            <text:p>22,656.00</text:p>
          </table:table-cell>
          <table:table-cell table:style-name="ce5" office:value-type="float" office:value="753" calcext:value-type="float">
            <text:p>753.00</text:p>
          </table:table-cell>
          <table:table-cell table:style-name="ce5" table:formula="of:=[.E5]/[.D5]" office:value-type="float" office:value="0.0332362288135593" calcext:value-type="float">
            <text:p>0.03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Medicine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olitical sciences</text:p>
          </table:table-cell>
          <table:table-cell table:style-name="ce5" office:value-type="float" office:value="3856" calcext:value-type="float">
            <text:p>3,856.00</text:p>
          </table:table-cell>
          <table:table-cell table:style-name="ce5" office:value-type="float" office:value="278" calcext:value-type="float">
            <text:p>278.00</text:p>
          </table:table-cell>
          <table:table-cell table:style-name="ce5" table:formula="of:=[.E6]/[.D6]" office:value-type="float" office:value="0.0720954356846473" calcext:value-type="float">
            <text:p>0.07</text:p>
          </table:table-cell>
          <table:table-cell office:value-type="string" calcext:value-type="string">
            <text:p>https://www.lens.org/lens/scholar/search/results?q=&amp;page=0&amp;limit=10&amp;orderBy=%2Bscore&amp;filterMap=%7B%22publication_type%22:%7B%22dataset%22:true%7D,%22field_of_study%22:%7B%22Political%20science%22:true%7D%7D&amp;dateFilterField=year_published&amp;previewType=SCHOLAR_ANALYSIS&amp;preview=false&amp;regexEnabled=false&amp;useAuthorId=false&amp;stemmed=true&amp;authorField=author</text:p>
          </table:table-cell>
          <table:table-cell office:value-type="float" office:value="20200413" calcext:value-type="float">
            <text:p>20200413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0:59:33.07030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sapta Erwin Irawan</meta:initial-creator>
    <meta:creation-date>2020-04-13T20:03:11.638675000</meta:creation-date>
    <dc:date>2020-04-13T20:59:49.616439000</dc:date>
    <dc:creator>Dasapta Erwin Irawan</dc:creator>
    <meta:editing-duration>PT20M17S</meta:editing-duration>
    <meta:editing-cycles>9</meta:editing-cycles>
    <meta:generator>LibreOffice/6.0.4.2$MacOSX_X86_64 LibreOffice_project/9b0d9b32d5dcda91d2f1a96dc04c645c450872bf</meta:generator>
    <meta:document-statistic meta:table-count="2" meta:cell-count="96" meta:object-count="0"/>
  </office:meta>
</office:document-meta>
</file>